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21dc" officeooo:paragraph-rsid="000f21dc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f21dc" officeooo:paragraph-rsid="000f21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lcude &lt;stdio.h&gt;</text:p>
      <text:p text:style-name="P1"/>
      <text:p text:style-name="P1">int main(){</text:p>
      <text:p text:style-name="P1"/>
      <text:p text:style-name="P1"><text:tab/>int vet1[5],vet2[5];</text:p>
      <text:p text:style-name="P1"><text:tab/>int i;</text:p>
      <text:p text:style-name="P1"/>
      <text:p text:style-name="P1"><text:tab/>for(i=0;i&lt;4;i++){</text:p>
      <text:p text:style-name="P1"><text:tab/><text:tab/>printf("Digite o valor do vetor \n : ",i+1);</text:p>
      <text:p text:style-name="P1"><text:tab/><text:tab/>scanf("%d",&amp;vet1[i]);</text:p>
      <text:p text:style-name="P1"><text:tab/>}</text:p>
      <text:p text:style-name="P1"/>
      <text:p text:style-name="P1"><text:tab/>for(i=0;i&lt;4;i++){</text:p>
      <text:p text:style-name="P1"><text:tab/><text:tab/>printf("Digite o valor do vetor \n : ",i+1);</text:p>
      <text:p text:style-name="P1"><text:tab/><text:tab/>scanf("%d",&amp;vet2[i]);</text:p>
      <text:p text:style-name="P1"><text:tab/>}</text:p>
      <text:p text:style-name="P1"/>
      <text:p text:style-name="P1"/>
      <text:p text:style-name="P1"><text:tab/>for(i=0;i&lt;4;i++){</text:p>
      <text:p text:style-name="P1"><text:tab/><text:tab/>if(vet1[i]==vet2[i]){</text:p>
      <text:p text:style-name="P1"><text:tab/><text:tab/><text:tab/>printf("Posicao eh %d e valor vetor eh %d \n ",i,vet[i]);</text:p>
      <text:p text:style-name="P1"><text:tab/><text:tab/>}</text:p>
      <text:p text:style-name="P1"/>
      <text:p text:style-name="P1"><text:tab/>}</text:p>
      <text:p text:style-name="P1"><text:tab/>return 0;</text:p>
      <text:p text:style-name="P2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00:20:51.286197839</meta:creation-date>
    <dc:date>2016-05-22T00:22:54.511150552</dc:date>
    <meta:editing-duration>PT2M5S</meta:editing-duration>
    <meta:editing-cycles>1</meta:editing-cycles>
    <meta:document-statistic meta:table-count="0" meta:image-count="0" meta:object-count="0" meta:page-count="1" meta:paragraph-count="19" meta:word-count="47" meta:character-count="352" meta:non-whitespace-character-count="300"/>
    <meta:generator>LibreOffice/5.0.5.2$Linux_x86 LibreOffice_project/00m0$Build-2</meta:generator>
  </office:meta>
</office:document-meta>
</file>